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16.148cm"/>
    </style:style>
    <style:style style:name="co3" style:family="table-column">
      <style:table-column-properties fo:break-before="auto" style:column-width="11.873cm"/>
    </style:style>
    <style:style style:name="co4" style:family="table-column">
      <style:table-column-properties fo:break-before="auto" style:column-width="12.499cm"/>
    </style:style>
    <style:style style:name="co5" style:family="table-column">
      <style:table-column-properties fo:break-before="auto" style:column-width="5.7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ioD_Cat001_000LevelTrans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o_delete</text:p>
          </table:table-cell>
          <table:table-cell office:value-type="string" calcext:value-type="string">
            <text:p>BioA_Cat002_050Shuttle_LOC_INT.pcc</text:p>
          </table:table-cell>
          <table:table-cell table:style-name="ce8" office:value-type="string" calcext:value-type="string">
            <text:p>Diversity (DLC_MOD_CITProject)</text:p>
          </table:table-cell>
          <table:table-cell office:value-type="string" calcext:value-type="string">
            <text:p>LE3Patch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o_delete</text:p>
          </table:table-cell>
          <table:table-cell office:value-type="string" calcext:value-type="string">
            <text:p>BioD_Cat004_025LogsConv_Laz_LOC_INT.pcc</text:p>
          </table:table-cell>
          <table:table-cell table:style-name="ce8" office:value-type="string" calcext:value-type="string">
            <text:p>Miranda mod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Jacob, to_delete</text:p>
          </table:table-cell>
          <table:table-cell office:value-type="string" calcext:value-type="string">
            <text:p>BioD_CerJcb_350FacilAmbs_LOC_INT.pcc</text:p>
          </table:table-cell>
          <table:table-cell table:style-name="ce8" office:value-type="string" calcext:value-type="string">
            <text:p>Diversity (DLC_MOD_CITProjec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 (some rewiring I ignored)</text:p>
          </table:table-cell>
          <table:table-cell office:value-type="string" calcext:value-type="string">
            <text:p>BioD_CerMir_750Office_LOC_INT.pcc</text:p>
          </table:table-cell>
          <table:table-cell table:style-name="ce1"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Cit002_100RedCarpet_LOC_INT.pcc</text:p>
          </table:table-cell>
          <table:table-cell table:style-name="ce1" office:value-type="string" calcext:value-type="string">
            <text:p>EGM Mirand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Cit003_100Atrium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Cit004_180Umbillical_LOC_INT.pcc</text:p>
          </table:table-cell>
          <table:table-cell table:style-name="ce1" office:value-type="string" calcext:value-type="string">
            <text:p>EGM Mir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Cit004_265BottomDeck_LOC_INT.pcc</text:p>
          </table:table-cell>
          <table:table-cell table:style-name="ce1" office:value-type="string" calcext:value-type="string">
            <text:p>EGM Miranda</text:p>
          </table:table-cell>
          <table:table-cell office:value-type="string" calcext:value-type="string">
            <text:p>LECEMF (Cidatel Epilogu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Rewire and true love to romance</text:p>
          </table:table-cell>
          <table:table-cell office:value-type="string" calcext:value-type="string">
            <text:p>BioD_CitApt_000Global.pcc</text:p>
          </table:table-cell>
          <table:table-cell table:style-name="ce1" office:value-type="string" calcext:value-type="string">
            <text:p>Virmire Savior</text:p>
          </table:table-cell>
          <table:table-cell office:value-type="string" calcext:value-type="string">
            <text:p>LE3Patch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othing to do? to_delete</text:p>
          </table:table-cell>
          <table:table-cell office:value-type="string" calcext:value-type="string">
            <text:p>BioD_CitApt_100Cit01Debrief_LOC_INT.pcc</text:p>
          </table:table-cell>
          <table:table-cell office:value-type="string" calcext:value-type="string">
            <text:p>EGM Mirand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ue love to romance, ignored guys</text:p>
          </table:table-cell>
          <table:table-cell office:value-type="string" calcext:value-type="string">
            <text:p>BioD_CitApt_150Cit01Amb_LOC_INT.pcc</text:p>
          </table:table-cell>
          <table:table-cell table:style-name="ce1" office:value-type="string" calcext:value-type="string">
            <text:p>EGM Miranda</text:p>
          </table:table-cell>
          <table:table-cell office:value-type="string" calcext:value-type="string">
            <text:p>LECEMF (Cidatel Epilog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rged virmire camera changes to miranda, true love to romance, ignored guys</text:p>
          </table:table-cell>
          <table:table-cell office:value-type="string" calcext:value-type="string">
            <text:p>BioD_CitApt_250Cit02Amb_LOC_INT.pcc</text:p>
          </table:table-cell>
          <table:table-cell table:style-name="ce1" office:value-type="string" calcext:value-type="string">
            <text:p>EGM Miranda</text:p>
          </table:table-cell>
          <table:table-cell office:value-type="string" calcext:value-type="string">
            <text:p>Virmire Sav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</text:p>
          </table:table-cell>
          <table:table-cell table:style-name="ce1" office:value-type="string" calcext:value-type="string">
            <text:p>lots of changes I don’t know the reason behind, it’s complicated moment, maybe I’ll leave it be</text:p>
          </table:table-cell>
          <table:table-cell office:value-type="string" calcext:value-type="string">
            <text:p>BioD_CitApt_FamilyPhoto.pcc</text:p>
          </table:table-cell>
          <table:table-cell office:value-type="string" calcext:value-type="string">
            <text:p>Virmire Savior</text:p>
          </table:table-cell>
          <table:table-cell office:value-type="string" calcext:value-type="string">
            <text:p>LE3Patch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Up-to-date, leave alone</text:p>
          </table:table-cell>
          <table:table-cell office:value-type="string" calcext:value-type="string">
            <text:p>BioD_CitApt_Jack.pcc</text:p>
          </table:table-cell>
          <table:table-cell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 (Jack changed, pilot left alone)</text:p>
          </table:table-cell>
          <table:table-cell office:value-type="string" calcext:value-type="string">
            <text:p>BioD_CitApt_Jack_LOC_INT.pcc</text:p>
          </table:table-cell>
          <table:table-cell table:style-name="ce1"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table:style-name="ce1" office:value-type="string" calcext:value-type="string">
            <text:p>just james, to_delete</text:p>
          </table:table-cell>
          <table:table-cell office:value-type="string" calcext:value-type="string">
            <text:p>BioD_CitApt_James_LOC_INT.pcc</text:p>
          </table:table-cell>
          <table:table-cell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 (Liara, Ash)</text:p>
          </table:table-cell>
          <table:table-cell office:value-type="string" calcext:value-type="string">
            <text:p>BioD_CitApt_Liara_LOC_INT.pcc</text:p>
          </table:table-cell>
          <table:table-cell table:style-name="ce1"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 (Miranda)</text:p>
          </table:table-cell>
          <table:table-cell office:value-type="string" calcext:value-type="string">
            <text:p>BioD_CitApt_Miranda_LOC_INT.pcc</text:p>
          </table:table-cell>
          <table:table-cell table:style-name="ce1" office:value-type="string" calcext:value-type="string">
            <text:p>EGM Mir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rue love to romance in Open_Romance_First (left the boys unchanged)</text:p>
          </table:table-cell>
          <table:table-cell office:value-type="string" calcext:value-type="string">
            <text:p>BioD_CitApt_Party.pcc</text:p>
          </table:table-cell>
          <table:table-cell table:style-name="ce1" office:value-type="string" calcext:value-type="string">
            <text:p>LECEMF (Cidatel Epilogue)</text:p>
          </table:table-cell>
          <table:table-cell office:value-type="string" calcext:value-type="string">
            <text:p>LE3Pat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ioD_CitApt_Party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table:style-name="ce1" office:value-type="string" calcext:value-type="string">
            <text:p>bunch of romance to true love change (to trigger only that LI wakeup I think), screw LECMF, left alone</text:p>
          </table:table-cell>
          <table:table-cell office:value-type="string" calcext:value-type="string">
            <text:p>BioD_CitApt_PartyAftermath_LOC_INT.pcc</text:p>
          </table:table-cell>
          <table:table-cell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couple of true love to romance, original does rewires for quiet flag and a few others, skipped that. It’s a big file, good chance I missed something. Used Virmire Ashley file</text:p>
          </table:table-cell>
          <table:table-cell office:value-type="string" calcext:value-type="string">
            <text:p>BioD_CitApt_PartyPhase1_LOC_INT.pcc</text:p>
          </table:table-cell>
          <table:table-cell office:value-type="string" calcext:value-type="string">
            <text:p>LECEMF (Cidatel Epilogue)</text:p>
          </table:table-cell>
          <table:table-cell table:style-name="ce1" office:value-type="string" calcext:value-type="string">
            <text:p>Virmire Sav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, not much, big file, skipped boys</text:p>
          </table:table-cell>
          <table:table-cell office:value-type="string" calcext:value-type="string">
            <text:p>BioD_CitApt_PartyPhase2Relax_LOC_INT.pcc</text:p>
          </table:table-cell>
          <table:table-cell table:style-name="ce1"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, not much, big file</text:p>
          </table:table-cell>
          <table:table-cell office:value-type="string" calcext:value-type="string">
            <text:p>BioD_CitApt_PartyPhase2Rowdy_LOC_INT.pcc</text:p>
          </table:table-cell>
          <table:table-cell table:style-name="ce1"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picture posing stuff, fuck that, left alone</text:p>
          </table:table-cell>
          <table:table-cell office:value-type="string" calcext:value-type="string">
            <text:p>BioD_CitApt_PartyPhase3Relax.pcc</text:p>
          </table:table-cell>
          <table:table-cell office:value-type="string" calcext:value-type="string">
            <text:p>LE3Patch</text:p>
          </table:table-cell>
          <table:table-cell office:value-type="string" calcext:value-type="string">
            <text:p>LECEMF (Cidatel Epilogu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, big file</text:p>
          </table:table-cell>
          <table:table-cell office:value-type="string" calcext:value-type="string">
            <text:p>BioD_CitApt_PartyPhase3Relax_LOC_INT.pcc</text:p>
          </table:table-cell>
          <table:table-cell office:value-type="string" calcext:value-type="string">
            <text:p>LE3Patch</text:p>
          </table:table-cell>
          <table:table-cell table:style-name="ce1" office:value-type="string" calcext:value-type="string">
            <text:p>LECEMF (Cidatel Epilogu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picture posing stuff, fuck that, left alone</text:p>
          </table:table-cell>
          <table:table-cell office:value-type="string" calcext:value-type="string">
            <text:p>BioD_CitApt_PartyPhase3Rowdy.pcc</text:p>
          </table:table-cell>
          <table:table-cell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, some rewire opportunities I ignored</text:p>
          </table:table-cell>
          <table:table-cell office:value-type="string" calcext:value-type="string">
            <text:p>BioD_CitApt_PartyPhase3Rowdy_LOC_INT.pcc</text:p>
          </table:table-cell>
          <table:table-cell office:value-type="string" calcext:value-type="string">
            <text:p>LE3Patch</text:p>
          </table:table-cell>
          <table:table-cell office:value-type="string" calcext:value-type="string">
            <text:p>LECEMF (Cidatel Epilogue)</text:p>
          </table:table-cell>
          <table:table-cell table:style-name="ce1" office:value-type="string" calcext:value-type="string">
            <text:p>Virmire Savi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ioD_CitApt_Tali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haneromance stuff, don’t care, to delete</text:p>
          </table:table-cell>
          <table:table-cell office:value-type="string" calcext:value-type="string">
            <text:p>BioD_CitApt_Thane_LOC_INT.pcc</text:p>
          </table:table-cell>
          <table:table-cell table:style-name="ce8"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single true love to romance</text:p>
          </table:table-cell>
          <table:table-cell office:value-type="string" calcext:value-type="string">
            <text:p>BioD_CitApt_Traynor_LOC_INT.pcc</text:p>
          </table:table-cell>
          <table:table-cell table:style-name="ce1"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CitCas_430Traynor_LOC_INT.pcc</text:p>
          </table:table-cell>
          <table:table-cell table:style-name="ce1"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CitCas_440Garrus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CitCas_460Ashley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CitCas_470Miranda_LOC_INT.pcc</text:p>
          </table:table-cell>
          <table:table-cell office:value-type="string" calcext:value-type="string">
            <text:p>LECEMF (Cidatel Epilogu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ce</text:p>
          </table:table-cell>
          <table:table-cell table:style-name="ce1" office:value-type="string" calcext:value-type="string">
            <text:p>not touching that, hopefully it’s up to date</text:p>
          </table:table-cell>
          <table:table-cell office:value-type="string" calcext:value-type="string">
            <text:p>BioD_CitCas_525GoodbyeStart.pcc</text:p>
          </table:table-cell>
          <table:table-cell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ANT FIND what poly wants to change here (not true love flags apparently), to_delete and hopefully it’ll work</text:p>
          </table:table-cell>
          <table:table-cell office:value-type="string" calcext:value-type="string">
            <text:p>BioD_CitCas_530Goodbye.pcc</text:p>
          </table:table-cell>
          <table:table-cell office:value-type="string" calcext:value-type="string">
            <text:p>EGM Miranda</text:p>
          </table:table-cell>
          <table:table-cell office:value-type="string" calcext:value-type="string">
            <text:p>LECEMF (Cidatel Epilogue)</text:p>
          </table:table-cell>
          <table:table-cell office:value-type="string" calcext:value-type="string">
            <text:p>LE3Patch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ANT FIND what poly wants to change here (not true love flags apparently), to_delete and hopefully it’ll work</text:p>
          </table:table-cell>
          <table:table-cell office:value-type="string" calcext:value-type="string">
            <text:p>BioD_CitCas_530GoodbyeFem.pcc</text:p>
          </table:table-cell>
          <table:table-cell office:value-type="string" calcext:value-type="string">
            <text:p>EGM Miranda</text:p>
          </table:table-cell>
          <table:table-cell office:value-type="string" calcext:value-type="string">
            <text:p>LECEMF (Cidatel Epilogue)</text:p>
          </table:table-cell>
          <table:table-cell office:value-type="string" calcext:value-type="string">
            <text:p>LE3Patc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ioD_CitSim_CrbrsJCK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quiet flag, ignored kaidan/garrus stuff, to_delete</text:p>
          </table:table-cell>
          <table:table-cell office:value-type="string" calcext:value-type="string">
            <text:p>BioD_CitHub_DockP3_LOC_INT.pcc</text:p>
          </table:table-cell>
          <table:table-cell table:style-name="ce8" office:value-type="string" calcext:value-type="string">
            <text:p>Diversity (DLC_MOD_CITProject)</text:p>
          </table:table-cell>
          <table:table-cell office:value-type="string" calcext:value-type="string">
            <text:p>LE3Patch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hane/kaidan stuff, to_delete</text:p>
          </table:table-cell>
          <table:table-cell office:value-type="string" calcext:value-type="string">
            <text:p>BioD_CitHub_HospitalP2_LOC_INT.pcc</text:p>
          </table:table-cell>
          <table:table-cell table:style-name="ce8" office:value-type="string" calcext:value-type="string">
            <text:p>Diversity (DLC_MOD_CITProject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sibly messed rewire for Jack to allow other romances, true love to romance for Joker dialogue, skipped some stuff for male characters (mainly Cortez)</text:p>
          </table:table-cell>
          <table:table-cell office:value-type="string" calcext:value-type="string">
            <text:p>BioD_CitHub_WardsFluxP3_LOC_INT.pcc</text:p>
          </table:table-cell>
          <table:table-cell table:style-name="ce1"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End001_430HubStreet2_LOC_INT.pcc</text:p>
          </table:table-cell>
          <table:table-cell table:style-name="ce1" office:value-type="string" calcext:value-type="string">
            <text:p>Virmire Sav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End001_436CRMiranda_LOC_INT.pcc</text:p>
          </table:table-cell>
          <table:table-cell table:style-name="ce1" office:value-type="string" calcext:value-type="string">
            <text:p>EGM Mirand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only garrus, left alone</text:p>
          </table:table-cell>
          <table:table-cell office:value-type="string" calcext:value-type="string">
            <text:p>BioD_End001_440Turians_LOC_INT.pcc</text:p>
          </table:table-cell>
          <table:table-cell table:style-name="ce1" office:value-type="string" calcext:value-type="string">
            <text:p>Take Earth Back (TE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End001_460RoofInterior_LOC_INT.pcc</text:p>
          </table:table-cell>
          <table:table-cell table:style-name="ce1" office:value-type="string" calcext:value-type="string">
            <text:p>Take Earth Back (TE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End001_480CommandRoom_LOC_INT.pcc</text:p>
          </table:table-cell>
          <table:table-cell table:style-name="ce1" office:value-type="string" calcext:value-type="string">
            <text:p>Take Earth Back (TE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rue friend to romance, skipped men</text:p>
          </table:table-cell>
          <table:table-cell office:value-type="string" calcext:value-type="string">
            <text:p>BioD_End001_910RaceToConduit.pcc</text:p>
          </table:table-cell>
          <table:table-cell table:style-name="ce1" office:value-type="string" calcext:value-type="string">
            <text:p>Take Earth Back (TEB)</text:p>
          </table:table-cell>
          <table:table-cell office:value-type="string" calcext:value-type="string">
            <text:p>LE3Patch</text:p>
          </table:table-cell>
          <table:table-cell office:value-type="string" calcext:value-type="string">
            <text:p>EGM Squa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ioD_End001_910RaceToConduit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?? left alone for now</text:p>
          </table:table-cell>
          <table:table-cell office:value-type="string" calcext:value-type="string">
            <text:p>BioD_End002_510Red.pcc</text:p>
          </table:table-cell>
          <table:table-cell office:value-type="string" calcext:value-type="string">
            <text:p>AHEM</text:p>
          </table:table-cell>
          <table:table-cell office:value-type="string" calcext:value-type="string">
            <text:p>LE3Patch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?? left alone for now</text:p>
          </table:table-cell>
          <table:table-cell office:value-type="string" calcext:value-type="string">
            <text:p>BioD_End002_520Blue.pcc</text:p>
          </table:table-cell>
          <table:table-cell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?? left alone for now</text:p>
          </table:table-cell>
          <table:table-cell office:value-type="string" calcext:value-type="string">
            <text:p>BioD_End002_530Green.pcc</text:p>
          </table:table-cell>
          <table:table-cell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?? left alone for now</text:p>
          </table:table-cell>
          <table:table-cell office:value-type="string" calcext:value-type="string">
            <text:p>BioD_End002_600Epilogue.pcc</text:p>
          </table:table-cell>
          <table:table-cell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A_Gth001_000LevelTrans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table:style-name="ce1" office:value-type="string" calcext:value-type="string">
            <text:p>quiet flag usage, to_delete</text:p>
          </table:table-cell>
          <table:table-cell office:value-type="string" calcext:value-type="string">
            <text:p>BioD_Gth001_200Docking_LOC_INT.pcc</text:p>
          </table:table-cell>
          <table:table-cell office:value-type="string" calcext:value-type="string">
            <text:p>Diversity (DLC_MOD_CITProject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quiet flag usage, to_delete</text:p>
          </table:table-cell>
          <table:table-cell office:value-type="string" calcext:value-type="string">
            <text:p>BioD_Gth001_300GARDIAN_LOC_INT.pcc</text:p>
          </table:table-cell>
          <table:table-cell office:value-type="string" calcext:value-type="string">
            <text:p>Diversity (DLC_MOD_CITProject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quiet flag usage, to_delete</text:p>
          </table:table-cell>
          <table:table-cell office:value-type="string" calcext:value-type="string">
            <text:p>BioD_Gth001_450Gethries_LOC_INT.pcc</text:p>
          </table:table-cell>
          <table:table-cell office:value-type="string" calcext:value-type="string">
            <text:p>Diversity (DLC_MOD_CITProject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quiet flag usage, to_delete</text:p>
          </table:table-cell>
          <table:table-cell office:value-type="string" calcext:value-type="string">
            <text:p>BioD_Gth001_560Gethries_LOC_INT.pcc</text:p>
          </table:table-cell>
          <table:table-cell office:value-type="string" calcext:value-type="string">
            <text:p>Diversity (DLC_MOD_CITProjec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Gth002_400Resolution_LOC_INT.pcc</text:p>
          </table:table-cell>
          <table:table-cell table:style-name="ce1"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rtez, to_delete</text:p>
          </table:table-cell>
          <table:table-cell office:value-type="string" calcext:value-type="string">
            <text:p>BioD_Lev004_100Surface_LOC_INT.pcc</text:p>
          </table:table-cell>
          <table:table-cell office:value-type="string" calcext:value-type="string">
            <text:p>Diversity (DLC_MOD_CITProject)</text:p>
          </table:table-cell>
          <table:table-cell table:style-name="ce8" office:value-type="string" calcext:value-type="string">
            <text:p>EGM Miranda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rtez, to_delete</text:p>
          </table:table-cell>
          <table:table-cell office:value-type="string" calcext:value-type="string">
            <text:p>BioD_Lev004_320ShutDepart_LOC_INT.pcc</text:p>
          </table:table-cell>
          <table:table-cell office:value-type="string" calcext:value-type="string">
            <text:p>EGM Mirand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leave_alone</text:p>
          </table:table-cell>
          <table:table-cell office:value-type="string" calcext:value-type="string">
            <text:p>BioD_Nor_100CabinConv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o_delete</text:p>
          </table:table-cell>
          <table:table-cell office:value-type="string" calcext:value-type="string">
            <text:p>BioD_Nor_201Bridge_LOC_INT.pcc</text:p>
          </table:table-cell>
          <table:table-cell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Nor_203CIC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romance to true love funny enough</text:p>
          </table:table-cell>
          <table:table-cell office:value-type="string" calcext:value-type="string">
            <text:p>BioD_Nor_204bAndersonHackett_LOC_INT.pcc</text:p>
          </table:table-cell>
          <table:table-cell table:style-name="ce1" office:value-type="string" calcext:value-type="string">
            <text:p>EGM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quiet flag usage, to_delete</text:p>
          </table:table-cell>
          <table:table-cell office:value-type="string" calcext:value-type="string">
            <text:p>BioD_Nor_300_Crit_LOC_INT.pcc</text:p>
          </table:table-cell>
          <table:table-cell table:style-name="ce8" office:value-type="string" calcext:value-type="string">
            <text:p>Virmire Sav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minor rewire to remove other romances mentions</text:p>
          </table:table-cell>
          <table:table-cell office:value-type="string" calcext:value-type="string">
            <text:p>BioD_Nor_310LiaraOfficeCon_LOC_INT.pcc</text:p>
          </table:table-cell>
          <table:table-cell table:style-name="ce1"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</text:p>
          </table:table-cell>
          <table:table-cell office:value-type="string" calcext:value-type="string">
            <text:p>BioD_Nor_310LiaraOfficeCon2_LOC_INT.pcc</text:p>
          </table:table-cell>
          <table:table-cell table:style-name="ce1"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Nor_320Lounge_Geth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Nor_350StarboardObs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Nor_350StarObs_Ash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, ignored some Kaidan/Jacob ones</text:p>
          </table:table-cell>
          <table:table-cell office:value-type="string" calcext:value-type="string">
            <text:p>BioD_Nor_350StarObs_Kai_LOC_INT.pcc</text:p>
          </table:table-cell>
          <table:table-cell table:style-name="ce1" office:value-type="string" calcext:value-type="string">
            <text:p>Virmire Sav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Garrus stuff, to_delete</text:p>
          </table:table-cell>
          <table:table-cell office:value-type="string" calcext:value-type="string">
            <text:p>BioD_Nor_380MainBatteryCon_LOC_INT.pcc</text:p>
          </table:table-cell>
          <table:table-cell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Nor_380MainBatteryCon2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Nor_405Engineering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ue love to romance (ignored a quiet flag rewire)</text:p>
          </table:table-cell>
          <table:table-cell office:value-type="string" calcext:value-type="string">
            <text:p>BioD_Nor_415PortCargoConv_LOC_INT.pcc</text:p>
          </table:table-cell>
          <table:table-cell table:style-name="ce1" office:value-type="string" calcext:value-type="string">
            <text:p>EGM Mirand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 idea what’s happening here, leaving it alone</text:p>
          </table:table-cell>
          <table:table-cell office:value-type="string" calcext:value-type="string">
            <text:p>BioD_Nor_600Cat4Intro.pcc</text:p>
          </table:table-cell>
          <table:table-cell office:value-type="string" calcext:value-type="string">
            <text:p>LE3Patch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quiet flag usage, to_delete</text:p>
          </table:table-cell>
          <table:table-cell office:value-type="string" calcext:value-type="string">
            <text:p>BioD_OmgJck_300MeetJack_LOC_INT.pcc</text:p>
          </table:table-cell>
          <table:table-cell table:style-name="ce8" office:value-type="string" calcext:value-type="string">
            <text:p>Diversity (DLC_MOD_CITProject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OmgJck_320OrionPawns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ioD_OmgJck_340OrionConvo_LOC_INT.pcc</text:p>
          </table:table-cell>
          <table:table-cell table:style-name="ce3" office:value-type="string" calcext:value-type="string">
            <text:p>vanilla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NOT IN POLY MOD, NEW COMPATIBILITY STUFF of not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table:style-name="ce1" office:value-type="string" calcext:value-type="string">
            <text:p>pilot true love, leaving it alone</text:p>
          </table:table-cell>
          <table:table-cell office:value-type="string" calcext:value-type="string">
            <text:p>BioD_MPRctr_150SPCmbt_LOC_INT.pcc</text:p>
          </table:table-cell>
          <table:table-cell table:style-name="ce8" office:value-type="string" calcext:value-type="string">
            <text:p>EGM Squadmate F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table:style-name="ce1" office:value-type="string" calcext:value-type="string">
            <text:p>contains romance talk with Miranda, no changes needed</text:p>
          </table:table-cell>
          <table:table-cell office:value-type="string" calcext:value-type="string">
            <text:p>BioD_CitHub_Shiala_LOC_INT.pcc</text:p>
          </table:table-cell>
          <table:table-cell table:style-name="ce8" office:value-type="string" calcext:value-type="string">
            <text:p>Spectre m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table:style-name="ce7" office:value-type="string" calcext:value-type="string">
            <text:p>Miranda true love to romance</text:p>
          </table:table-cell>
          <table:table-cell table:style-name="ce6" office:value-type="string" calcext:value-type="string">
            <text:p>BioD_End002_610EpilogueRed_LOC_INT.pcc</text:p>
          </table:table-cell>
          <table:table-cell table:style-name="ce1" office:value-type="string" calcext:value-type="string">
            <text:p>AH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ce</text:p>
          </table:table-cell>
          <table:table-cell table:style-name="ce1" office:value-type="string" calcext:value-type="string">
            <text:p>some LI stuff in sequence, don’t understand enough, leaving it be</text:p>
          </table:table-cell>
          <table:table-cell office:value-type="string" calcext:value-type="string">
            <text:p>BioD_End002_710MemorialRed.pcc</text:p>
          </table:table-cell>
          <table:table-cell table:style-name="ce8" office:value-type="string" calcext:value-type="string">
            <text:p>Miranda mod</text:p>
          </table:table-cell>
          <table:table-cell office:value-type="string" calcext:value-type="string">
            <text:p>Citadel Epilogue</text:p>
          </table:table-cell>
          <table:table-cell office:value-type="string" calcext:value-type="string">
            <text:p>AHEM</text:p>
          </table:table-cell>
          <table:table-cell office:value-type="string" calcext:value-type="string">
            <text:p>LE3Patch</text:p>
          </table:table-cell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plan to allow cabin invites for all LI, see notes</text:p>
          </table:table-cell>
          <table:table-cell office:value-type="string" calcext:value-type="string">
            <text:p>BioD_Nor_100CabinConv.pcc</text:p>
          </table:table-cell>
          <table:table-cell table:style-name="ce1" office:value-type="string" calcext:value-type="string">
            <text:p>E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logue</text:p>
          </table:table-cell>
          <table:table-cell office:value-type="string" calcext:value-type="string">
            <text:p>Traynor stuff – true love to romance, enabling some things for men (?)</text:p>
          </table:table-cell>
          <table:table-cell office:value-type="string" calcext:value-type="string">
            <text:p>BioD_Nor_203CICComm_LOC_INT</text:p>
          </table:table-cell>
          <table:table-cell table:style-name="ce1" office:value-type="string" calcext:value-type="string">
            <text:p>EG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/00/0000</text:date>, <text:time style:data-style-name="N2" text:time-value="13:53:33.9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1T18:45:09.911000000</meta:creation-date>
    <dc:date>2025-12-07T17:07:31.104000000</dc:date>
    <meta:editing-duration>PT22H43M13S</meta:editing-duration>
    <meta:editing-cycles>15</meta:editing-cycles>
    <meta:generator>LibreOffice/7.5.5.2$Windows_X86_64 LibreOffice_project/ca8fe7424262805f223b9a2334bc7181abbcbf5e</meta:generator>
    <meta:document-statistic meta:table-count="1" meta:cell-count="311" meta:object-count="0"/>
  </office:meta>
</office:document-meta>
</file>